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ans-serif"/>
    <style:font-face style:name="Courier New" svg:font-family="'Courier New'"/>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33cm" table:align="left"/>
    </style:style>
    <style:style style:name="Tabelle1.A" style:family="table-column">
      <style:table-column-properties style:column-width="1.501cm"/>
    </style:style>
    <style:style style:name="Tabelle1.B" style:family="table-column">
      <style:table-column-properties style:column-width="0.573cm"/>
    </style:style>
    <style:style style:name="Tabelle1.C" style:family="table-column">
      <style:table-column-properties style:column-width="0.628cm"/>
    </style:style>
    <style:style style:name="Tabelle1.D" style:family="table-column">
      <style:table-column-properties style:column-width="0.547cm"/>
    </style:style>
    <style:style style:name="Tabelle1.G" style:family="table-column">
      <style:table-column-properties style:column-width="0.52cm"/>
    </style:style>
    <style:style style:name="Tabelle1.H" style:family="table-column">
      <style:table-column-properties style:column-width="0.572cm"/>
    </style:style>
    <style:style style:name="Tabelle1.L" style:family="table-column">
      <style:table-column-properties style:column-width="0.549cm"/>
    </style:style>
    <style:style style:name="Tabelle1.N" style:family="table-column">
      <style:table-column-properties style:column-width="0.653cm"/>
    </style:style>
    <style:style style:name="Tabelle1.a" style:family="table-column">
      <style:table-column-properties style:column-width="1.154cm"/>
    </style:style>
    <style:style style:name="Tabelle1.A1" style:family="table-cell">
      <style:table-cell-properties fo:padding="0.049cm" fo:border-left="0.035cm solid #808080" fo:border-right="none" fo:border-top="0.035cm solid #808080" fo:border-bottom="0.035cm solid #808080"/>
    </style:style>
    <style:style style:name="Tabelle1.a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a2" style:family="table-cell">
      <style:table-cell-properties fo:padding="0.049cm" fo:border-left="0.035cm solid #808080" fo:border-right="0.035cm solid #808080" fo:border-top="none" fo:border-bottom="0.035cm solid #808080"/>
    </style:style>
    <style:style style:name="Tabelle2" style:family="table">
      <style:table-properties style:width="16.933cm" table:align="left"/>
    </style:style>
    <style:style style:name="Tabelle2.A" style:family="table-column">
      <style:table-column-properties style:column-width="1.501cm"/>
    </style:style>
    <style:style style:name="Tabelle2.B" style:family="table-column">
      <style:table-column-properties style:column-width="0.573cm"/>
    </style:style>
    <style:style style:name="Tabelle2.C" style:family="table-column">
      <style:table-column-properties style:column-width="0.624cm"/>
    </style:style>
    <style:style style:name="Tabelle2.D" style:family="table-column">
      <style:table-column-properties style:column-width="0.547cm"/>
    </style:style>
    <style:style style:name="Tabelle2.G" style:family="table-column">
      <style:table-column-properties style:column-width="0.519cm"/>
    </style:style>
    <style:style style:name="Tabelle2.H" style:family="table-column">
      <style:table-column-properties style:column-width="0.572cm"/>
    </style:style>
    <style:style style:name="Tabelle2.J" style:family="table-column">
      <style:table-column-properties style:column-width="0.568cm"/>
    </style:style>
    <style:style style:name="Tabelle2.K" style:family="table-column">
      <style:table-column-properties style:column-width="0.577cm"/>
    </style:style>
    <style:style style:name="Tabelle2.L" style:family="table-column">
      <style:table-column-properties style:column-width="0.549cm"/>
    </style:style>
    <style:style style:name="Tabelle2.M" style:family="table-column">
      <style:table-column-properties style:column-width="0.522cm"/>
    </style:style>
    <style:style style:name="Tabelle2.N" style:family="table-column">
      <style:table-column-properties style:column-width="0.653cm"/>
    </style:style>
    <style:style style:name="Tabelle2.X" style:family="table-column">
      <style:table-column-properties style:column-width="0.628cm"/>
    </style:style>
    <style:style style:name="Tabelle2.a" style:family="table-column">
      <style:table-column-properties style:column-width="1.155cm"/>
    </style:style>
    <style:style style:name="Tabelle2.A1" style:family="table-cell">
      <style:table-cell-properties fo:padding="0.049cm" fo:border-left="0.035cm solid #808080" fo:border-right="none" fo:border-top="0.035cm solid #808080" fo:border-bottom="0.035cm solid #808080"/>
    </style:style>
    <style:style style:name="Tabelle2.a1" style:family="table-cell">
      <style:table-cell-properties fo:padding="0.049cm" fo:border="0.035cm solid #808080"/>
    </style:style>
    <style:style style:name="Tabelle2.A2" style:family="table-cell">
      <style:table-cell-properties fo:padding="0.049cm" fo:border-left="0.035cm solid #808080" fo:border-right="none" fo:border-top="none" fo:border-bottom="0.035cm solid #808080"/>
    </style:style>
    <style:style style:name="Tabelle2.a2" style:family="table-cell">
      <style:table-cell-properties fo:padding="0.049cm" fo:border-left="0.035cm solid #808080" fo:border-right="0.035cm solid #808080" fo:border-top="none" fo:border-bottom="0.035cm solid #808080"/>
    </style:style>
    <style:style style:name="Tabelle3" style:family="table">
      <style:table-properties style:width="16.933cm" table:align="left"/>
    </style:style>
    <style:style style:name="Tabelle3.A" style:family="table-column">
      <style:table-column-properties style:column-width="1.501cm"/>
    </style:style>
    <style:style style:name="Tabelle3.B" style:family="table-column">
      <style:table-column-properties style:column-width="0.573cm"/>
    </style:style>
    <style:style style:name="Tabelle3.C" style:family="table-column">
      <style:table-column-properties style:column-width="0.624cm"/>
    </style:style>
    <style:style style:name="Tabelle3.D" style:family="table-column">
      <style:table-column-properties style:column-width="0.547cm"/>
    </style:style>
    <style:style style:name="Tabelle3.G" style:family="table-column">
      <style:table-column-properties style:column-width="0.522cm"/>
    </style:style>
    <style:style style:name="Tabelle3.K" style:family="table-column">
      <style:table-column-properties style:column-width="0.57cm"/>
    </style:style>
    <style:style style:name="Tabelle3.L" style:family="table-column">
      <style:table-column-properties style:column-width="0.549cm"/>
    </style:style>
    <style:style style:name="Tabelle3.M" style:family="table-column">
      <style:table-column-properties style:column-width="0.517cm"/>
    </style:style>
    <style:style style:name="Tabelle3.N" style:family="table-column">
      <style:table-column-properties style:column-width="0.653cm"/>
    </style:style>
    <style:style style:name="Tabelle3.Q" style:family="table-column">
      <style:table-column-properties style:column-width="0.577cm"/>
    </style:style>
    <style:style style:name="Tabelle3.U" style:family="table-column">
      <style:table-column-properties style:column-width="0.647cm"/>
    </style:style>
    <style:style style:name="Tabelle3.X" style:family="table-column">
      <style:table-column-properties style:column-width="0.628cm"/>
    </style:style>
    <style:style style:name="Tabelle3.a" style:family="table-column">
      <style:table-column-properties style:column-width="1.155cm"/>
    </style:style>
    <style:style style:name="Tabelle3.A1" style:family="table-cell">
      <style:table-cell-properties fo:padding="0.049cm" fo:border-left="0.035cm solid #808080" fo:border-right="none" fo:border-top="0.035cm solid #808080" fo:border-bottom="0.035cm solid #808080"/>
    </style:style>
    <style:style style:name="Tabelle3.a1" style:family="table-cell">
      <style:table-cell-properties fo:padding="0.049cm" fo:border="0.035cm solid #808080"/>
    </style:style>
    <style:style style:name="Tabelle3.A2" style:family="table-cell">
      <style:table-cell-properties fo:padding="0.049cm" fo:border-left="0.035cm solid #808080" fo:border-right="none" fo:border-top="none" fo:border-bottom="0.035cm solid #808080"/>
    </style:style>
    <style:style style:name="Tabelle3.a2" style:family="table-cell">
      <style:table-cell-properties fo:padding="0.049cm" fo:border-left="0.035cm solid #808080" fo:border-right="0.035cm solid #808080" fo:border-top="none" fo:border-bottom="0.035cm solid #808080"/>
    </style:style>
    <style:style style:name="Tabelle4" style:family="table">
      <style:table-properties style:width="13.496cm" table:align="center"/>
    </style:style>
    <style:style style:name="Tabelle4.A" style:family="table-column">
      <style:table-column-properties style:column-width="0.238cm"/>
    </style:style>
    <style:style style:name="Tabelle4.B" style:family="table-column">
      <style:table-column-properties style:column-width="0.503cm"/>
    </style:style>
    <style:style style:name="Tabelle4.C" style:family="table-column">
      <style:table-column-properties style:column-width="0.796cm"/>
    </style:style>
    <style:style style:name="Tabelle4.D" style:family="table-column">
      <style:table-column-properties style:column-width="11.615cm"/>
    </style:style>
    <style:style style:name="Tabelle4.E" style:family="table-column">
      <style:table-column-properties style:column-width="0.344cm"/>
    </style:style>
    <style:style style:name="Tabelle4.A1" style:family="table-cell">
      <style:table-cell-properties style:vertical-align="middle"/>
    </style:style>
    <style:style style:name="Tabelle4.2" style:family="table-row">
      <style:table-row-properties style:min-row-height="0.347cm"/>
    </style:style>
    <style:style style:name="Tabelle5" style:family="table">
      <style:table-properties style:width="6.623cm" table:align="left"/>
    </style:style>
    <style:style style:name="Tabelle5.A" style:family="table-column">
      <style:table-column-properties style:column-width="0.986cm"/>
    </style:style>
    <style:style style:name="Tabelle5.B" style:family="table-column">
      <style:table-column-properties style:column-width="1.976cm"/>
    </style:style>
    <style:style style:name="Tabelle5.C" style:family="table-column">
      <style:table-column-properties style:column-width="3.662cm"/>
    </style:style>
    <style:style style:name="Tabelle5.A1" style:family="table-cell">
      <style:table-cell-properties style:vertical-align="middle" fo:background-color="#cccccc">
        <style:background-image/>
      </style:table-cell-properties>
    </style:style>
    <style:style style:name="Tabelle5.A2" style:family="table-cell">
      <style:table-cell-properties style:vertical-align="middle"/>
    </style:style>
    <style:style style:name="Tabelle5.C2" style:family="table-cell" style:data-style-name="N11">
      <style:table-cell-properties style:vertical-align="middle"/>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solid" style:text-underline-width="auto" style:text-underline-color="font-color" fo:font-weight="bold"/>
    </style:style>
    <style:style style:name="P3" style:family="paragraph" style:parent-style-name="Text_20_body">
      <style:text-properties style:text-line-through-style="none" style:text-underline-style="none" style:text-blinking="fals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margin-top="0cm" fo:margin-bottom="0cm"/>
    </style:style>
    <style:style style:name="P6" style:family="paragraph" style:parent-style-name="Table_20_Contents">
      <style:paragraph-properties fo:margin-top="0cm" fo:margin-bottom="0cm" fo:text-align="center" style:justify-single-word="false"/>
      <style:text-properties style:font-name="Times New Roman1" fo:font-size="12pt" fo:font-weight="bold"/>
    </style:style>
    <style:style style:name="P7" style:family="paragraph" style:parent-style-name="Table_20_Contents">
      <style:paragraph-properties fo:margin-top="0cm" fo:margin-bottom="0cm" fo:text-align="center" style:justify-single-word="false"/>
      <style:text-properties style:font-name="Times New Roman1" fo:font-size="12pt"/>
    </style:style>
    <style:style style:name="P8" style:family="paragraph" style:parent-style-name="Table_20_Contents">
      <style:paragraph-properties fo:margin-top="0cm" fo:margin-bottom="0cm" fo:text-align="center" style:justify-single-word="false"/>
    </style:style>
    <style:style style:name="P9" style:family="paragraph" style:parent-style-name="Table_20_Contents">
      <style:paragraph-properties fo:margin-top="0cm" fo:margin-bottom="0cm"/>
      <style:text-properties style:font-name="Courier New" fo:font-size="10pt" fo:font-weight="bold" style:font-weight-asian="bold" style:font-weight-complex="bold"/>
    </style:style>
    <style:style style:name="P10" style:family="paragraph" style:parent-style-name="Table_20_Contents">
      <style:paragraph-properties fo:margin-top="0cm" fo:margin-bottom="0cm" fo:padding="0.049cm" fo:border="0.035cm solid #000000"/>
    </style:style>
    <style:style style:name="P11" style:family="paragraph" style:parent-style-name="Table_20_Contents">
      <style:paragraph-properties fo:margin-top="0cm" fo:margin-bottom="0cm" fo:padding-left="0cm" fo:padding-right="0.049cm" fo:padding-top="0.049cm" fo:padding-bottom="0.049cm" fo:border-left="none" fo:border-right="0.035cm solid #000000" fo:border-top="0.035cm solid #000000" fo:border-bottom="0.035cm solid #000000"/>
    </style:style>
    <style:style style:name="P12" style:family="paragraph" style:parent-style-name="Table_20_Contents">
      <style:paragraph-properties fo:margin-top="0cm" fo:margin-bottom="0cm" fo:padding-left="0.049cm" fo:padding-right="0.049cm" fo:padding-top="0cm" fo:padding-bottom="0.049cm" fo:border-left="0.035cm solid #000000" fo:border-right="0.035cm solid #000000" fo:border-top="none" fo:border-bottom="0.035cm solid #000000"/>
    </style:style>
    <style:style style:name="P13" style:family="paragraph" style:parent-style-name="Table_20_Contents">
      <style:paragraph-properties fo:margin-top="0cm" fo:margin-bottom="0cm" fo:padding-left="0cm" fo:padding-right="0.049cm" fo:padding-top="0cm" fo:padding-bottom="0.049cm" fo:border-left="none" fo:border-right="0.035cm solid #000000" fo:border-top="none" fo:border-bottom="0.035cm solid #000000"/>
    </style:style>
    <style:style style:name="P14" style:family="paragraph" style:parent-style-name="Table_20_Contents">
      <style:paragraph-properties fo:margin-left="0.217cm" fo:margin-right="0cm" fo:margin-top="0cm" fo:margin-bottom="0cm" fo:text-indent="0cm" style:auto-text-indent="false"/>
    </style:style>
    <style:style style:name="P15" style:family="paragraph" style:parent-style-name="Table_20_Contents">
      <style:paragraph-properties fo:margin-top="0cm" fo:margin-bottom="0.499cm"/>
      <style:text-properties fo:font-weight="normal" style:font-weight-asian="normal" style:font-weight-complex="normal"/>
    </style:style>
    <style:style style:name="P16" style:family="paragraph" style:parent-style-name="Text_20_body">
      <style:text-properties style:text-underline-style="solid" style:text-underline-width="auto" style:text-underline-color="font-color"/>
    </style:style>
    <style:style style:name="P17" style:family="paragraph" style:parent-style-name="Heading_20_4">
      <style:text-properties style:font-name="Calibri" fo:font-size="11pt" style:text-underline-style="solid" style:text-underline-width="auto" style:text-underline-color="font-color" fo:font-weight="normal"/>
    </style:style>
    <style:style style:name="T1" style:family="text">
      <style:text-properties fo:font-style="italic"/>
    </style:style>
    <style:style style:name="T2" style:family="text">
      <style:text-properties style:font-name="Courier New" fo:font-size="10pt"/>
    </style:style>
    <style:style style:name="T3" style:family="text">
      <style:text-properties style:font-name="Courier New" fo:font-size="10pt" fo:font-weight="bold"/>
    </style:style>
    <style:style style:name="T4" style:family="text">
      <style:text-properties style:font-name="Times New Roman1" fo:font-size="12pt" fo:font-weight="bold"/>
    </style:style>
    <style:style style:name="T5" style:family="text">
      <style:text-properties style:text-position="super 58%"/>
    </style:style>
    <style:style style:name="T6" style:family="text">
      <style:text-properties fo:font-style="normal" style:font-style-asian="normal" style:font-style-complex="normal"/>
    </style:style>
    <style:style style:name="T7" style:family="text">
      <style:text-properties style:text-position="sub 58%"/>
    </style: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yptographie </text:p>
      <text:p text:style-name="Text_20_body">Unter dem Begriff Kryptographie versteht man allgemein die Verschlüsselung von Texten mittels eines bestimmten Verfahrens. Sie hat vorwiegend zum Ziel, den Inhalt des Textes Außenstehenden zu verschleiern und so die Privatsphäre und die Information an sich zu schützen. Der Gegenspieler zur Kryptographie ist die Kryptoanalyse, welche es zum Ziel hat, ebendiese Verschlüsselung zu brechen. Die Kryptographie ist schon fast so alt wie die Zivilisation selbst, doch hat sie sich im Laufe der Zeit stark entwickelt. Die Begebenheit, ob zu einem Zeitpunkt gerade die Kryptographie oder die Kryptoanalyse überlegen war, hat oft entscheidenden Einfluss auf das Geschehen, z.B. auf diplomatische Verhandlung, Kriege oder ähnliches, genommen.</text:p>
      <text:p text:style-name="P2">Bedeutende Verschlüsslungen der Geschichte</text:p>
      <text:p text:style-name="P1">Monoalphabetische Substitution<text:span text:style-name="T5">1</text:span>:</text:p>
      <text:p text:style-name="Text_20_body">Die erste Form der Verschlüsselung wird als monoalphabetische Substitution bezeichnet. Hierbei handelt es sich um eine einfache Vertauschung der Buchstaben im Alphabet. Es wird jedem Buchstaben ein Substituent, also ein anderer Buchstabe fest zugewiesen. </text:p>
      <table:table table:name="Tabelle1" table:style-name="Tabelle1">
        <table:table-column table:style-name="Tabelle1.A"/>
        <table:table-column table:style-name="Tabelle1.B"/>
        <table:table-column table:style-name="Tabelle1.C"/>
        <table:table-column table:style-name="Tabelle1.D"/>
        <table:table-column table:style-name="Tabelle1.B"/>
        <table:table-column table:style-name="Tabelle1.D"/>
        <table:table-column table:style-name="Tabelle1.G"/>
        <table:table-column table:style-name="Tabelle1.H" table:number-columns-repeated="2"/>
        <table:table-column table:style-name="Tabelle1.B" table:number-columns-repeated="2"/>
        <table:table-column table:style-name="Tabelle1.L"/>
        <table:table-column table:style-name="Tabelle1.G"/>
        <table:table-column table:style-name="Tabelle1.N"/>
        <table:table-column table:style-name="Tabelle1.H"/>
        <table:table-column table:style-name="Tabelle1.B" table:number-columns-repeated="3"/>
        <table:table-column table:style-name="Tabelle1.L"/>
        <table:table-column table:style-name="Tabelle1.G"/>
        <table:table-column table:style-name="Tabelle1.N"/>
        <table:table-column table:style-name="Tabelle1.H"/>
        <table:table-column table:style-name="Tabelle1.D"/>
        <table:table-column table:style-name="Tabelle1.C"/>
        <table:table-column table:style-name="Tabelle1.D"/>
        <table:table-column table:style-name="Tabelle1.B"/>
        <table:table-column table:style-name="Tabelle1.a"/>
        <table:table-row>
          <table:table-cell table:style-name="Tabelle1.A1" office:value-type="string">
            <text:p text:style-name="P10">normal</text:p>
          </table:table-cell>
          <table:table-cell table:style-name="Tabelle1.A1" office:value-type="string">
            <text:p text:style-name="P11">a</text:p>
          </table:table-cell>
          <table:table-cell table:style-name="Tabelle1.A1" office:value-type="string">
            <text:p text:style-name="P11">b</text:p>
          </table:table-cell>
          <table:table-cell table:style-name="Tabelle1.A1" office:value-type="string">
            <text:p text:style-name="P11">c</text:p>
          </table:table-cell>
          <table:table-cell table:style-name="Tabelle1.A1" office:value-type="string">
            <text:p text:style-name="P11">d</text:p>
          </table:table-cell>
          <table:table-cell table:style-name="Tabelle1.A1" office:value-type="string">
            <text:p text:style-name="P11">e</text:p>
          </table:table-cell>
          <table:table-cell table:style-name="Tabelle1.A1" office:value-type="string">
            <text:p text:style-name="P11">f</text:p>
          </table:table-cell>
          <table:table-cell table:style-name="Tabelle1.A1" office:value-type="string">
            <text:p text:style-name="P11">g</text:p>
          </table:table-cell>
          <table:table-cell table:style-name="Tabelle1.A1" office:value-type="string">
            <text:p text:style-name="P11">h</text:p>
          </table:table-cell>
          <table:table-cell table:style-name="Tabelle1.A1" office:value-type="string">
            <text:p text:style-name="P11">i</text:p>
          </table:table-cell>
          <table:table-cell table:style-name="Tabelle1.A1" office:value-type="string">
            <text:p text:style-name="P11">j</text:p>
          </table:table-cell>
          <table:table-cell table:style-name="Tabelle1.A1" office:value-type="string">
            <text:p text:style-name="P11">k</text:p>
          </table:table-cell>
          <table:table-cell table:style-name="Tabelle1.A1" office:value-type="string">
            <text:p text:style-name="P11">l</text:p>
          </table:table-cell>
          <table:table-cell table:style-name="Tabelle1.A1" office:value-type="string">
            <text:p text:style-name="P11">m</text:p>
          </table:table-cell>
          <table:table-cell table:style-name="Tabelle1.A1" office:value-type="string">
            <text:p text:style-name="P11">n</text:p>
          </table:table-cell>
          <table:table-cell table:style-name="Tabelle1.A1" office:value-type="string">
            <text:p text:style-name="P11">o</text:p>
          </table:table-cell>
          <table:table-cell table:style-name="Tabelle1.A1" office:value-type="string">
            <text:p text:style-name="P11">p</text:p>
          </table:table-cell>
          <table:table-cell table:style-name="Tabelle1.A1" office:value-type="string">
            <text:p text:style-name="P11">q</text:p>
          </table:table-cell>
          <table:table-cell table:style-name="Tabelle1.A1" office:value-type="string">
            <text:p text:style-name="P11">r</text:p>
          </table:table-cell>
          <table:table-cell table:style-name="Tabelle1.A1" office:value-type="string">
            <text:p text:style-name="P11">s</text:p>
          </table:table-cell>
          <table:table-cell table:style-name="Tabelle1.A1" office:value-type="string">
            <text:p text:style-name="P11">t</text:p>
          </table:table-cell>
          <table:table-cell table:style-name="Tabelle1.A1" office:value-type="string">
            <text:p text:style-name="P11">u</text:p>
          </table:table-cell>
          <table:table-cell table:style-name="Tabelle1.A1" office:value-type="string">
            <text:p text:style-name="P11">v</text:p>
          </table:table-cell>
          <table:table-cell table:style-name="Tabelle1.A1" office:value-type="string">
            <text:p text:style-name="P11">w</text:p>
          </table:table-cell>
          <table:table-cell table:style-name="Tabelle1.A1" office:value-type="string">
            <text:p text:style-name="P11">x</text:p>
          </table:table-cell>
          <table:table-cell table:style-name="Tabelle1.A1" office:value-type="string">
            <text:p text:style-name="P11">y</text:p>
          </table:table-cell>
          <table:table-cell table:style-name="Tabelle1.a1" office:value-type="string">
            <text:p text:style-name="P11">z</text:p>
          </table:table-cell>
        </table:table-row>
        <table:table-row>
          <table:table-cell table:style-name="Tabelle1.A2" office:value-type="string">
            <text:p text:style-name="P12">neues</text:p>
          </table:table-cell>
          <table:table-cell table:style-name="Tabelle1.A2" office:value-type="string">
            <text:p text:style-name="P13">q</text:p>
          </table:table-cell>
          <table:table-cell table:style-name="Tabelle1.A2" office:value-type="string">
            <text:p text:style-name="P13">w</text:p>
          </table:table-cell>
          <table:table-cell table:style-name="Tabelle1.A2" office:value-type="string">
            <text:p text:style-name="P13">e</text:p>
          </table:table-cell>
          <table:table-cell table:style-name="Tabelle1.A2" office:value-type="string">
            <text:p text:style-name="P13">r</text:p>
          </table:table-cell>
          <table:table-cell table:style-name="Tabelle1.A2" office:value-type="string">
            <text:p text:style-name="P13">t</text:p>
          </table:table-cell>
          <table:table-cell table:style-name="Tabelle1.A2" office:value-type="string">
            <text:p text:style-name="P13">z</text:p>
          </table:table-cell>
          <table:table-cell table:style-name="Tabelle1.A2" office:value-type="string">
            <text:p text:style-name="P13">u</text:p>
          </table:table-cell>
          <table:table-cell table:style-name="Tabelle1.A2" office:value-type="string">
            <text:p text:style-name="P13">i</text:p>
          </table:table-cell>
          <table:table-cell table:style-name="Tabelle1.A2" office:value-type="string">
            <text:p text:style-name="P13">o</text:p>
          </table:table-cell>
          <table:table-cell table:style-name="Tabelle1.A2" office:value-type="string">
            <text:p text:style-name="P13">p</text:p>
          </table:table-cell>
          <table:table-cell table:style-name="Tabelle1.A2" office:value-type="string">
            <text:p text:style-name="P13">a</text:p>
          </table:table-cell>
          <table:table-cell table:style-name="Tabelle1.A2" office:value-type="string">
            <text:p text:style-name="P13">s</text:p>
          </table:table-cell>
          <table:table-cell table:style-name="Tabelle1.A2" office:value-type="string">
            <text:p text:style-name="P13">d</text:p>
          </table:table-cell>
          <table:table-cell table:style-name="Tabelle1.A2" office:value-type="string">
            <text:p text:style-name="P13">f</text:p>
          </table:table-cell>
          <table:table-cell table:style-name="Tabelle1.A2" office:value-type="string">
            <text:p text:style-name="P13">g</text:p>
          </table:table-cell>
          <table:table-cell table:style-name="Tabelle1.A2" office:value-type="string">
            <text:p text:style-name="P13">h</text:p>
          </table:table-cell>
          <table:table-cell table:style-name="Tabelle1.A2" office:value-type="string">
            <text:p text:style-name="P13">j</text:p>
          </table:table-cell>
          <table:table-cell table:style-name="Tabelle1.A2" office:value-type="string">
            <text:p text:style-name="P13">k</text:p>
          </table:table-cell>
          <table:table-cell table:style-name="Tabelle1.A2" office:value-type="string">
            <text:p text:style-name="P13">l</text:p>
          </table:table-cell>
          <table:table-cell table:style-name="Tabelle1.A2" office:value-type="string">
            <text:p text:style-name="P13">m</text:p>
          </table:table-cell>
          <table:table-cell table:style-name="Tabelle1.A2" office:value-type="string">
            <text:p text:style-name="P13">y</text:p>
          </table:table-cell>
          <table:table-cell table:style-name="Tabelle1.A2" office:value-type="string">
            <text:p text:style-name="P13">x</text:p>
          </table:table-cell>
          <table:table-cell table:style-name="Tabelle1.A2" office:value-type="string">
            <text:p text:style-name="P13">c</text:p>
          </table:table-cell>
          <table:table-cell table:style-name="Tabelle1.A2" office:value-type="string">
            <text:p text:style-name="P13">v</text:p>
          </table:table-cell>
          <table:table-cell table:style-name="Tabelle1.A2" office:value-type="string">
            <text:p text:style-name="P13">b</text:p>
          </table:table-cell>
          <table:table-cell table:style-name="Tabelle1.a2" office:value-type="string">
            <text:p text:style-name="P13">n</text:p>
          </table:table-cell>
        </table:table-row>
      </table:table>
      <text:p text:style-name="Text_20_body"/>
      <text:p text:style-name="Text_20_body">Der Satz „Verschluesselung ist cool“ würde somit „xtkleisytlltsyfuolmeggs“ heißen. Um die Verschlüsselung rückgängig zu machen, muss dem Empfänger zwar auch das „neue“ Alphabet vorliegen, jedoch ist dann eine verschlüsselte Kommunikation möglich. Diese Verschlüsselung stellte eine lange Zeit eine sichere Möglichkeit dar, um Informationen zu verbergen. Erst im siebten Jahrhundert gelang es arabischen Gelehrten eine Methode zu entwickeln, mit deren Hilfe man auf das „neue“ Alphabet schließen und somit alle derartig verschlüsselten Nachrichten lesen konnte. Die beiden Bedingungen waren, dass man wusste in welcher Sprache die verschlüsselte Nachricht verfasst war und dass der Text relativ lang war. Der Ansatz war folgender: Jeder Buchstabe kommt in einer Sprache unterschiedlich häufig vor. Hatte man nun genug verschlüsselten Text vorliegen, konnte man z.B. darauf schließen, dass der häufigste auftauchende Buchstabe das Pendant zum „e“ sein muss, da das „e“ mit 17,4% relativer Häufigkeit mit Abstand am häufigsten in der deutschen Sprache verwendet wird. Mit Hilfe einer Häufigkeitstabelle (siehe Anhang___) konnte man so Stück für Stück jedem Buchstaben seinen jeweiligen Partner zuweisen. Dieses Wissen gelangte jedoch nie nach Europa, sondern wurde da erst erheblich später selbst entdeckt.</text:p>
      <text:p text:style-name="Text_20_body">Eine andere bekannte monoalphabetische Verschlüsselung ist die Caeser-Verschlüsselung. Hierbei wird das „neue“ Alphabet nicht willkürlich gewählt, sondern das Zugrundeliegende einfach um eine bestimmte Anzahl an Stellen verschoben. </text:p>
      <table:table table:name="Tabelle2" table:style-name="Tabelle2">
        <table:table-column table:style-name="Tabelle2.A"/>
        <table:table-column table:style-name="Tabelle2.B"/>
        <table:table-column table:style-name="Tabelle2.C"/>
        <table:table-column table:style-name="Tabelle2.D"/>
        <table:table-column table:style-name="Tabelle2.B"/>
        <table:table-column table:style-name="Tabelle2.D"/>
        <table:table-column table:style-name="Tabelle2.G"/>
        <table:table-column table:style-name="Tabelle2.H"/>
        <table:table-column table:style-name="Tabelle2.B"/>
        <table:table-column table:style-name="Tabelle2.J"/>
        <table:table-column table:style-name="Tabelle2.K"/>
        <table:table-column table:style-name="Tabelle2.L"/>
        <table:table-column table:style-name="Tabelle2.M"/>
        <table:table-column table:style-name="Tabelle2.N"/>
        <table:table-column table:style-name="Tabelle2.B" table:number-columns-repeated="4"/>
        <table:table-column table:style-name="Tabelle2.D"/>
        <table:table-column table:style-name="Tabelle2.M"/>
        <table:table-column table:style-name="Tabelle2.N"/>
        <table:table-column table:style-name="Tabelle2.H"/>
        <table:table-column table:style-name="Tabelle2.D"/>
        <table:table-column table:style-name="Tabelle2.X"/>
        <table:table-column table:style-name="Tabelle2.D"/>
        <table:table-column table:style-name="Tabelle2.B"/>
        <table:table-column table:style-name="Tabelle2.a"/>
        <table:table-row>
          <table:table-cell table:style-name="Tabelle2.A1" office:value-type="string">
            <text:p text:style-name="P10">normal</text:p>
          </table:table-cell>
          <table:table-cell table:style-name="Tabelle2.A1" office:value-type="string">
            <text:p text:style-name="P11">a</text:p>
          </table:table-cell>
          <table:table-cell table:style-name="Tabelle2.A1" office:value-type="string">
            <text:p text:style-name="P11">b</text:p>
          </table:table-cell>
          <table:table-cell table:style-name="Tabelle2.A1" office:value-type="string">
            <text:p text:style-name="P11">c</text:p>
          </table:table-cell>
          <table:table-cell table:style-name="Tabelle2.A1" office:value-type="string">
            <text:p text:style-name="P11">d</text:p>
          </table:table-cell>
          <table:table-cell table:style-name="Tabelle2.A1" office:value-type="string">
            <text:p text:style-name="P11">e</text:p>
          </table:table-cell>
          <table:table-cell table:style-name="Tabelle2.A1" office:value-type="string">
            <text:p text:style-name="P11">f</text:p>
          </table:table-cell>
          <table:table-cell table:style-name="Tabelle2.A1" office:value-type="string">
            <text:p text:style-name="P11">g</text:p>
          </table:table-cell>
          <table:table-cell table:style-name="Tabelle2.A1" office:value-type="string">
            <text:p text:style-name="P11">h</text:p>
          </table:table-cell>
          <table:table-cell table:style-name="Tabelle2.A1" office:value-type="string">
            <text:p text:style-name="P11">i</text:p>
          </table:table-cell>
          <table:table-cell table:style-name="Tabelle2.A1" office:value-type="string">
            <text:p text:style-name="P11">j</text:p>
          </table:table-cell>
          <table:table-cell table:style-name="Tabelle2.A1" office:value-type="string">
            <text:p text:style-name="P11">k</text:p>
          </table:table-cell>
          <table:table-cell table:style-name="Tabelle2.A1" office:value-type="string">
            <text:p text:style-name="P11">l</text:p>
          </table:table-cell>
          <table:table-cell table:style-name="Tabelle2.A1" office:value-type="string">
            <text:p text:style-name="P11">m</text:p>
          </table:table-cell>
          <table:table-cell table:style-name="Tabelle2.A1" office:value-type="string">
            <text:p text:style-name="P11">n</text:p>
          </table:table-cell>
          <table:table-cell table:style-name="Tabelle2.A1" office:value-type="string">
            <text:p text:style-name="P11">o</text:p>
          </table:table-cell>
          <table:table-cell table:style-name="Tabelle2.A1" office:value-type="string">
            <text:p text:style-name="P11">p</text:p>
          </table:table-cell>
          <table:table-cell table:style-name="Tabelle2.A1" office:value-type="string">
            <text:p text:style-name="P11">q</text:p>
          </table:table-cell>
          <table:table-cell table:style-name="Tabelle2.A1" office:value-type="string">
            <text:p text:style-name="P11">r</text:p>
          </table:table-cell>
          <table:table-cell table:style-name="Tabelle2.A1" office:value-type="string">
            <text:p text:style-name="P11">s</text:p>
          </table:table-cell>
          <table:table-cell table:style-name="Tabelle2.A1" office:value-type="string">
            <text:p text:style-name="P11">t</text:p>
          </table:table-cell>
          <table:table-cell table:style-name="Tabelle2.A1" office:value-type="string">
            <text:p text:style-name="P11">u</text:p>
          </table:table-cell>
          <table:table-cell table:style-name="Tabelle2.A1" office:value-type="string">
            <text:p text:style-name="P11">v</text:p>
          </table:table-cell>
          <table:table-cell table:style-name="Tabelle2.A1" office:value-type="string">
            <text:p text:style-name="P11">w</text:p>
          </table:table-cell>
          <table:table-cell table:style-name="Tabelle2.A1" office:value-type="string">
            <text:p text:style-name="P11">x</text:p>
          </table:table-cell>
          <table:table-cell table:style-name="Tabelle2.A1" office:value-type="string">
            <text:p text:style-name="P11">y</text:p>
          </table:table-cell>
          <table:table-cell table:style-name="Tabelle2.a1" office:value-type="string">
            <text:p text:style-name="P11">z</text:p>
          </table:table-cell>
        </table:table-row>
        <table:table-row>
          <table:table-cell table:style-name="Tabelle2.A2" office:value-type="string">
            <text:p text:style-name="P12">neues</text:p>
          </table:table-cell>
          <table:table-cell table:style-name="Tabelle2.A2" office:value-type="string">
            <text:p text:style-name="P13">d</text:p>
          </table:table-cell>
          <table:table-cell table:style-name="Tabelle2.A2" office:value-type="string">
            <text:p text:style-name="P13">e</text:p>
          </table:table-cell>
          <table:table-cell table:style-name="Tabelle2.A2" office:value-type="string">
            <text:p text:style-name="P13">f</text:p>
          </table:table-cell>
          <table:table-cell table:style-name="Tabelle2.A2" office:value-type="string">
            <text:p text:style-name="P13">g</text:p>
          </table:table-cell>
          <table:table-cell table:style-name="Tabelle2.A2" office:value-type="string">
            <text:p text:style-name="P13">h</text:p>
          </table:table-cell>
          <table:table-cell table:style-name="Tabelle2.A2" office:value-type="string">
            <text:p text:style-name="P13">i</text:p>
          </table:table-cell>
          <table:table-cell table:style-name="Tabelle2.A2" office:value-type="string">
            <text:p text:style-name="P13">j</text:p>
          </table:table-cell>
          <table:table-cell table:style-name="Tabelle2.A2" office:value-type="string">
            <text:p text:style-name="P13">k</text:p>
          </table:table-cell>
          <table:table-cell table:style-name="Tabelle2.A2" office:value-type="string">
            <text:p text:style-name="P13">l</text:p>
          </table:table-cell>
          <table:table-cell table:style-name="Tabelle2.A2" office:value-type="string">
            <text:p text:style-name="P13">m</text:p>
          </table:table-cell>
          <table:table-cell table:style-name="Tabelle2.A2" office:value-type="string">
            <text:p text:style-name="P13">n</text:p>
          </table:table-cell>
          <table:table-cell table:style-name="Tabelle2.A2" office:value-type="string">
            <text:p text:style-name="P13">o</text:p>
          </table:table-cell>
          <table:table-cell table:style-name="Tabelle2.A2" office:value-type="string">
            <text:p text:style-name="P13">p</text:p>
          </table:table-cell>
          <table:table-cell table:style-name="Tabelle2.A2" office:value-type="string">
            <text:p text:style-name="P13">q</text:p>
          </table:table-cell>
          <table:table-cell table:style-name="Tabelle2.A2" office:value-type="string">
            <text:p text:style-name="P13">r</text:p>
          </table:table-cell>
          <table:table-cell table:style-name="Tabelle2.A2" office:value-type="string">
            <text:p text:style-name="P13">s</text:p>
          </table:table-cell>
          <table:table-cell table:style-name="Tabelle2.A2" office:value-type="string">
            <text:p text:style-name="P13">t</text:p>
          </table:table-cell>
          <table:table-cell table:style-name="Tabelle2.A2" office:value-type="string">
            <text:p text:style-name="P13">u</text:p>
          </table:table-cell>
          <table:table-cell table:style-name="Tabelle2.A2" office:value-type="string">
            <text:p text:style-name="P13">v</text:p>
          </table:table-cell>
          <table:table-cell table:style-name="Tabelle2.A2" office:value-type="string">
            <text:p text:style-name="P13">w</text:p>
          </table:table-cell>
          <table:table-cell table:style-name="Tabelle2.A2" office:value-type="string">
            <text:p text:style-name="P13">x</text:p>
          </table:table-cell>
          <table:table-cell table:style-name="Tabelle2.A2" office:value-type="string">
            <text:p text:style-name="P13">y</text:p>
          </table:table-cell>
          <table:table-cell table:style-name="Tabelle2.A2" office:value-type="string">
            <text:p text:style-name="P13">z</text:p>
          </table:table-cell>
          <table:table-cell table:style-name="Tabelle2.A2" office:value-type="string">
            <text:p text:style-name="P13">a</text:p>
          </table:table-cell>
          <table:table-cell table:style-name="Tabelle2.A2" office:value-type="string">
            <text:p text:style-name="P13">b</text:p>
          </table:table-cell>
          <table:table-cell table:style-name="Tabelle2.a2" office:value-type="string">
            <text:p text:style-name="P13">c</text:p>
          </table:table-cell>
        </table:table-row>
      </table:table>
      <text:p text:style-name="Text_20_body"/>
      <text:p text:style-name="Text_20_body">Da es sich auch hier um eine monoalphabetische Verschlüsselung handelt, ist auch sie durch einen Häufigkeitsangriff leicht zu knacken, wie auch die meisten anderen Variationen dieser. Bei einer dieser Variationen wird das „neue“ Alphabet nicht um eine gewisse Anzahl verschoben, sondern ein „Passwort“ gewählt, welches als an den Anfang geschrieben wird. Die restlichen Buchstaben werden danach in der regulären Reihenfolge ergänzt. Bedingung für das Passwort ist jedoch, dass kein Buchstabe doppelt vorkommt. Beispielpasswort: "garten"</text:p>
      <table:table table:name="Tabelle3" table:style-name="Tabelle3">
        <table:table-column table:style-name="Tabelle3.A"/>
        <table:table-column table:style-name="Tabelle3.B"/>
        <table:table-column table:style-name="Tabelle3.C"/>
        <table:table-column table:style-name="Tabelle3.D"/>
        <table:table-column table:style-name="Tabelle3.B"/>
        <table:table-column table:style-name="Tabelle3.D"/>
        <table:table-column table:style-name="Tabelle3.G"/>
        <table:table-column table:style-name="Tabelle3.B" table:number-columns-repeated="3"/>
        <table:table-column table:style-name="Tabelle3.K"/>
        <table:table-column table:style-name="Tabelle3.L"/>
        <table:table-column table:style-name="Tabelle3.M"/>
        <table:table-column table:style-name="Tabelle3.N"/>
        <table:table-column table:style-name="Tabelle3.B" table:number-columns-repeated="2"/>
        <table:table-column table:style-name="Tabelle3.Q"/>
        <table:table-column table:style-name="Tabelle3.B"/>
        <table:table-column table:style-name="Tabelle3.L"/>
        <table:table-column table:style-name="Tabelle3.G"/>
        <table:table-column table:style-name="Tabelle3.U"/>
        <table:table-column table:style-name="Tabelle3.B"/>
        <table:table-column table:style-name="Tabelle3.D"/>
        <table:table-column table:style-name="Tabelle3.X"/>
        <table:table-column table:style-name="Tabelle3.D"/>
        <table:table-column table:style-name="Tabelle3.B"/>
        <table:table-column table:style-name="Tabelle3.a"/>
        <table:table-row>
          <table:table-cell table:style-name="Tabelle3.A1" office:value-type="string">
            <text:p text:style-name="P10">normal</text:p>
          </table:table-cell>
          <table:table-cell table:style-name="Tabelle3.A1" office:value-type="string">
            <text:p text:style-name="P11">a</text:p>
          </table:table-cell>
          <table:table-cell table:style-name="Tabelle3.A1" office:value-type="string">
            <text:p text:style-name="P11">b</text:p>
          </table:table-cell>
          <table:table-cell table:style-name="Tabelle3.A1" office:value-type="string">
            <text:p text:style-name="P11">c</text:p>
          </table:table-cell>
          <table:table-cell table:style-name="Tabelle3.A1" office:value-type="string">
            <text:p text:style-name="P11">d</text:p>
          </table:table-cell>
          <table:table-cell table:style-name="Tabelle3.A1" office:value-type="string">
            <text:p text:style-name="P11">e</text:p>
          </table:table-cell>
          <table:table-cell table:style-name="Tabelle3.A1" office:value-type="string">
            <text:p text:style-name="P11">f</text:p>
          </table:table-cell>
          <table:table-cell table:style-name="Tabelle3.A1" office:value-type="string">
            <text:p text:style-name="P11">g</text:p>
          </table:table-cell>
          <table:table-cell table:style-name="Tabelle3.A1" office:value-type="string">
            <text:p text:style-name="P11">h</text:p>
          </table:table-cell>
          <table:table-cell table:style-name="Tabelle3.A1" office:value-type="string">
            <text:p text:style-name="P11">i</text:p>
          </table:table-cell>
          <table:table-cell table:style-name="Tabelle3.A1" office:value-type="string">
            <text:p text:style-name="P11">j</text:p>
          </table:table-cell>
          <table:table-cell table:style-name="Tabelle3.A1" office:value-type="string">
            <text:p text:style-name="P11">k</text:p>
          </table:table-cell>
          <table:table-cell table:style-name="Tabelle3.A1" office:value-type="string">
            <text:p text:style-name="P11">l</text:p>
          </table:table-cell>
          <table:table-cell table:style-name="Tabelle3.A1" office:value-type="string">
            <text:p text:style-name="P11">m</text:p>
          </table:table-cell>
          <table:table-cell table:style-name="Tabelle3.A1" office:value-type="string">
            <text:p text:style-name="P11">n</text:p>
          </table:table-cell>
          <table:table-cell table:style-name="Tabelle3.A1" office:value-type="string">
            <text:p text:style-name="P11">o</text:p>
          </table:table-cell>
          <table:table-cell table:style-name="Tabelle3.A1" office:value-type="string">
            <text:p text:style-name="P11">p</text:p>
          </table:table-cell>
          <table:table-cell table:style-name="Tabelle3.A1" office:value-type="string">
            <text:p text:style-name="P11">q</text:p>
          </table:table-cell>
          <table:table-cell table:style-name="Tabelle3.A1" office:value-type="string">
            <text:p text:style-name="P11">r</text:p>
          </table:table-cell>
          <table:table-cell table:style-name="Tabelle3.A1" office:value-type="string">
            <text:p text:style-name="P11">s</text:p>
          </table:table-cell>
          <table:table-cell table:style-name="Tabelle3.A1" office:value-type="string">
            <text:p text:style-name="P11">t</text:p>
          </table:table-cell>
          <table:table-cell table:style-name="Tabelle3.A1" office:value-type="string">
            <text:p text:style-name="P11">u</text:p>
          </table:table-cell>
          <table:table-cell table:style-name="Tabelle3.A1" office:value-type="string">
            <text:p text:style-name="P11">v</text:p>
          </table:table-cell>
          <table:table-cell table:style-name="Tabelle3.A1" office:value-type="string">
            <text:p text:style-name="P11">w</text:p>
          </table:table-cell>
          <table:table-cell table:style-name="Tabelle3.A1" office:value-type="string">
            <text:p text:style-name="P11">x</text:p>
          </table:table-cell>
          <table:table-cell table:style-name="Tabelle3.A1" office:value-type="string">
            <text:p text:style-name="P11">y</text:p>
          </table:table-cell>
          <table:table-cell table:style-name="Tabelle3.a1" office:value-type="string">
            <text:p text:style-name="P11">z</text:p>
          </table:table-cell>
        </table:table-row>
        <table:table-row>
          <table:table-cell table:style-name="Tabelle3.A2" office:value-type="string">
            <text:p text:style-name="P12">neues</text:p>
          </table:table-cell>
          <table:table-cell table:style-name="Tabelle3.A2" office:value-type="string">
            <text:p text:style-name="P13">g</text:p>
          </table:table-cell>
          <table:table-cell table:style-name="Tabelle3.A2" office:value-type="string">
            <text:p text:style-name="P13">a</text:p>
          </table:table-cell>
          <table:table-cell table:style-name="Tabelle3.A2" office:value-type="string">
            <text:p text:style-name="P13">r</text:p>
          </table:table-cell>
          <table:table-cell table:style-name="Tabelle3.A2" office:value-type="string">
            <text:p text:style-name="P13">t</text:p>
          </table:table-cell>
          <table:table-cell table:style-name="Tabelle3.A2" office:value-type="string">
            <text:p text:style-name="P13">e</text:p>
          </table:table-cell>
          <table:table-cell table:style-name="Tabelle3.A2" office:value-type="string">
            <text:p text:style-name="P13">n</text:p>
          </table:table-cell>
          <table:table-cell table:style-name="Tabelle3.A2" office:value-type="string">
            <text:p text:style-name="P13">b</text:p>
          </table:table-cell>
          <table:table-cell table:style-name="Tabelle3.A2" office:value-type="string">
            <text:p text:style-name="P13">c</text:p>
          </table:table-cell>
          <table:table-cell table:style-name="Tabelle3.A2" office:value-type="string">
            <text:p text:style-name="P13">d</text:p>
          </table:table-cell>
          <table:table-cell table:style-name="Tabelle3.A2" office:value-type="string">
            <text:p text:style-name="P13">f</text:p>
          </table:table-cell>
          <table:table-cell table:style-name="Tabelle3.A2" office:value-type="string">
            <text:p text:style-name="P13">h</text:p>
          </table:table-cell>
          <table:table-cell table:style-name="Tabelle3.A2" office:value-type="string">
            <text:p text:style-name="P13">i</text:p>
          </table:table-cell>
          <table:table-cell table:style-name="Tabelle3.A2" office:value-type="string">
            <text:p text:style-name="P13">j</text:p>
          </table:table-cell>
          <table:table-cell table:style-name="Tabelle3.A2" office:value-type="string">
            <text:p text:style-name="P13">k</text:p>
          </table:table-cell>
          <table:table-cell table:style-name="Tabelle3.A2" office:value-type="string">
            <text:p text:style-name="P13">l</text:p>
          </table:table-cell>
          <table:table-cell table:style-name="Tabelle3.A2" office:value-type="string">
            <text:p text:style-name="P13">m</text:p>
          </table:table-cell>
          <table:table-cell table:style-name="Tabelle3.A2" office:value-type="string">
            <text:p text:style-name="P13">o</text:p>
          </table:table-cell>
          <table:table-cell table:style-name="Tabelle3.A2" office:value-type="string">
            <text:p text:style-name="P13">p</text:p>
          </table:table-cell>
          <table:table-cell table:style-name="Tabelle3.A2" office:value-type="string">
            <text:p text:style-name="P13">q</text:p>
          </table:table-cell>
          <table:table-cell table:style-name="Tabelle3.A2" office:value-type="string">
            <text:p text:style-name="P13">s</text:p>
          </table:table-cell>
          <table:table-cell table:style-name="Tabelle3.A2" office:value-type="string">
            <text:p text:style-name="P13">u</text:p>
          </table:table-cell>
          <table:table-cell table:style-name="Tabelle3.A2" office:value-type="string">
            <text:p text:style-name="P13">v</text:p>
          </table:table-cell>
          <table:table-cell table:style-name="Tabelle3.A2" office:value-type="string">
            <text:p text:style-name="P13">w</text:p>
          </table:table-cell>
          <table:table-cell table:style-name="Tabelle3.A2" office:value-type="string">
            <text:p text:style-name="P13">x</text:p>
          </table:table-cell>
          <table:table-cell table:style-name="Tabelle3.A2" office:value-type="string">
            <text:p text:style-name="P13">y</text:p>
          </table:table-cell>
          <table:table-cell table:style-name="Tabelle3.a2" office:value-type="string">
            <text:p text:style-name="P13">z</text:p>
          </table:table-cell>
        </table:table-row>
      </table:table>
      <text:h text:style-name="P17" text:outline-level="4"><text:soft-page-break/>Polyalphabetische Substitution/ Vigenère-Chiffre:</text:h>
      <text:p text:style-name="Text_20_body">Da die monoalphabetische Verschlüsselung geknackt war und auch jeweilige Variationen dieser, musste eine neue Verschlüsselungsmethode gefunden werden. Dies stellte sich als Problem heraus, da es den Kryptoanalytikern immer möglich war, wenn auch teilweise nur mit größerem Aufwand, die Verschlüsslungen zu knacken. Erst im 16. Jahrhundert gelang es Blaise de Vigenére eine vorerst sichere Methode zu entwickeln. Diese Vigenére-Chiffre und später auch „<text:span text:style-name="T1">Le Chiffre indéchiffrable“ </text:span>basierte auf der klassischen Caesar-Verschlüsselung. Jedoch wird nicht eine mögliche Verschiebung verwendet, sondern alle 26. Das entstehende Quadrat stellte nun die Grundlage für die Verschlüsselung dar. </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table:number-rows-spanned="2" table:number-columns-spanned="2" office:value-type="string">
            <text:p text:style-name="P5"/>
          </table:table-cell>
          <table:covered-table-cell/>
          <table:table-cell table:style-name="Tabelle4.A1" table:number-columns-spanned="2" office:value-type="string">
            <text:p text:style-name="P4"/>
          </table:table-cell>
          <table:covered-table-cell/>
          <table:table-cell table:style-name="Tabelle4.A1" table:number-rows-spanned="2" office:value-type="string">
            <text:p text:style-name="P5"/>
          </table:table-cell>
        </table:table-row>
        <table:table-row table:style-name="Tabelle4.2">
          <table:covered-table-cell/>
          <table:covered-table-cell/>
          <table:table-cell table:style-name="Tabelle4.A1" table:number-columns-spanned="2" office:value-type="string">
            <text:p text:style-name="P14"><text:s text:c="6"/><text:span text:style-name="T3">A B C D E F G H I J K L M N O P Q R S T U V W X Y Z</text:span></text:p>
          </table:table-cell>
          <table:covered-table-cell/>
          <table:covered-table-cell/>
        </table:table-row>
        <table:table-row>
          <table:table-cell table:style-name="Tabelle4.A1" office:value-type="string">
            <text:p text:style-name="P6"><text:line-break/><text:line-break/><text:line-break/><text:line-break/><text:line-break/><text:line-break/><text:line-break/><text:line-break/></text:p>
          </table:table-cell>
          <table:table-cell table:style-name="Tabelle4.A1" table:number-columns-spanned="2" office:value-type="string">
            <text:p text:style-name="P9">A<text:line-break/>B<text:line-break/>C<text:line-break/>D<text:line-break/>E<text:line-break/>F<text:line-break/>G<text:line-break/>H<text:line-break/>I<text:line-break/>J<text:line-break/>K<text:line-break/>L<text:line-break/>M<text:line-break/>N<text:line-break/>O<text:line-break/>P<text:line-break/>Q<text:line-break/>R<text:line-break/>S<text:line-break/>T<text:line-break/>U<text:line-break/>V<text:line-break/>W<text:line-break/>X<text:line-break/>Y <text:line-break/>Z </text:p>
          </table:table-cell>
          <table:covered-table-cell/>
          <table:table-cell table:style-name="Tabelle4.A1" office:value-type="string">
            <text:p text:style-name="P15"><text:span text:style-name="T2">A B C D E F </text:span><text:span text:style-name="T2">G</text:span><text:span text:style-name="T2"> H </text:span><text:span text:style-name="T2">I</text:span><text:span text:style-name="T2"> J K L M N O P Q R </text:span><text:span text:style-name="T2">S</text:span><text:span text:style-name="T2"> T U V W X Y Z<text:line-break/>B C D E F G H I J K L M N O P Q R S T U V W X Y Z A<text:line-break/>C D E F G H I J K L M N O P Q R S T U V W X Y Z A B<text:line-break/>D E F G H I J K L M N O P Q R S T U V W X Y Z A B C<text:line-break/>E F G H I J K </text:span><text:span text:style-name="T2">L</text:span><text:span text:style-name="T2"> M N O P Q </text:span><text:span text:style-name="T2">R</text:span><text:span text:style-name="T2"> S T U V W X Y Z A B C D<text:line-break/>F G H I J K L M N O P Q R S T U V W X Y Z A B C D E<text:line-break/>G H I J K L M N O P Q R S T U V W X Y Z A B C D E F<text:line-break/>H I J K L M N O P Q R S T U V W X Y Z A B C D E F G<text:line-break/>I J K L M N O P Q R S T U V W X Y Z A B C D E F G H<text:line-break/>J K L M N O P Q R S T U V W X Y Z A B C D E F G H I<text:line-break/>K L M N </text:span><text:span text:style-name="T2">O</text:span><text:span text:style-name="T2"> P Q R S T U V </text:span><text:span text:style-name="T2">W</text:span><text:span text:style-name="T2"> X Y Z A B C D E F G H I J<text:line-break/>L M N O P Q R S T U V W X Y Z A B C D E F G H I J K<text:line-break/>M N O P Q R S T U V W X Y Z A B C D E F G H I J K L<text:line-break/>N O P Q R S T U V W X Y Z A B C D E F G H I J K L M<text:line-break/>O P Q R S T U V W X Y Z A B C D E F G H I J K L M N<text:line-break/>P Q R S T U V W X Y Z A B C D E F G H I J K L M N O<text:line-break/>Q R S T U V W X Y Z A B C D E F G H I J K L M N O P<text:line-break/>R S T U V W X Y Z A B C D E F G H I J K L M N O P Q<text:line-break/>S T U V W X Y Z A B C D E F G H I J K L M N O P Q R<text:line-break/>T U V W X Y Z A B C D E F G H I J K L M N O P Q R S<text:line-break/>U V W X Y Z A B C D E F G H I J K L M N O P Q R S T<text:line-break/>V W X Y Z A B C D E F G H I J K L M N O P Q R S T U<text:line-break/>W X Y Z A B C D E F G H I J K L M N O P Q R S T U V<text:line-break/>X Y Z A B C D E F G H I J K L M N O P Q R S T U V W<text:line-break/>Y Z A B </text:span><text:span text:style-name="T2">C</text:span><text:span text:style-name="T2"> D E F </text:span><text:span text:style-name="T2">G</text:span><text:span text:style-name="T2"> H I J K L M N O P Q R S T U V W X<text:line-break/>Z A B C D E F G H I J K L M N O P Q R S T U V W X Y</text:span></text:p>
          </table:table-cell>
          <table:table-cell table:style-name="Tabelle4.A1" office:value-type="string">
            <text:p text:style-name="P6"><text:line-break/><text:line-break/><text:line-break/><text:line-break/><text:line-break/><text:line-break/><text:line-break/><text:line-break/></text:p>
          </table:table-cell>
        </table:table-row>
        <table:table-row>
          <table:table-cell table:style-name="Tabelle4.A1" office:value-type="string">
            <text:p text:style-name="P4"/>
          </table:table-cell>
          <table:table-cell table:style-name="Tabelle4.A1" office:value-type="string">
            <text:p text:style-name="P4"/>
          </table:table-cell>
          <table:table-cell table:style-name="Tabelle4.A1" office:value-type="string">
            <text:p text:style-name="P4"/>
          </table:table-cell>
          <table:table-cell table:style-name="Tabelle4.A1" office:value-type="string">
            <text:p text:style-name="P4"/>
          </table:table-cell>
          <table:table-cell table:style-name="Tabelle4.A1" office:value-type="string">
            <text:p text:style-name="P4"/>
          </table:table-cell>
        </table:table-row>
      </table:table>
      <text:p text:style-name="Text_20_body"/>
      <text:p text:style-name="Text_20_body">Es musste lediglich ein Passwort ausgetauscht werden, damit die Nachricht entschlüsselt werden konnte. Die Verschlüsselung ist denkbarst einfach. Lautete das Passwort z.B. „geheim“ und der zu verschlüsselnde Text „ Beispiel“, so wurde für den ersten Buchstaben in der Spalte „B“ und in der Reihe „g“ geguckt. Man erhält also als ersten Buchstaben das „h“. Der zweite zu verschlüsselnde Buchstabe ist das „e“ und der zweite Teil des Schlüssels ist ebenfalls ein „e“. Also sieht man in Reihe „e“ und Spalte „e“ nach und erhält ein „i“. Nach diesem Prinzip geht man den gesamten Text durch. Da das Passwort natürlich viel kürzer ist als der Text an sich, beginnt man, nachdem man den letzten Buchstaben des Passworts verwendet hat, wieder mit dem ersten.</text:p>
      <text:p text:style-name="Text_20_body">Da bei diesem Verfahren die Buchstaben keine festen Paare bilden, ist ein einfacher Häufigkeitsangriff nicht mehr zielführend. So kam es dazu, dass die Kryptoanalytiker keine Handhabe gegen dieses Verfahren mehr hatten und zunächst auch keine fanden. Man bezeichnete die Vigenère-Chiffre daher auch als „<text:span text:style-name="T1">Le Chiffre indéchiffrable“</text:span><text:span text:style-name="T6">,</text:span><text:span text:style-name="T1"> </text:span>da es schier unmöglich schien sie zu knacken. Erst im Jahr 1854 gelang es dem britischen Mathematiker namens Charles Babbage. Sein Ansatz basiert darauf, dass der Schlüssel relativ kurz ist und somit immer wieder die gleichen Teil-Alphabete verwendet werden. Lautet der Schlüssel z.B. „kurz“, so werden nur die Alphabete der Spalten k, u,r und z verwendet. Das bedeutet, dass man wieder auf die Häufigkeitsanalyse zurückgreifen kann, da alle, in unserem Fall vier Buchstaben, die gleiche Verschiebung benutzen. <text:soft-page-break/>Außerdem zeigte Babbage, dass man durch den Vergleich des verschlüsselten Textes mit einer verschobenen Version dieses auf die Schlüssellänge schließen kann. Da Babbage jedoch die Lösung nicht veröffentlichte, dauerte es weitere neun Jahre, bis auch der Preuße Friedrich Kasiski auf die gleiche Weise die „<text:span text:style-name="T1">Chiffre indéchiffrable“ </text:span>knackte und somit wieder keine sichere Kommunikation mehr möglich war.</text:p>
      <text:p text:style-name="P1">Die Enigma:</text:p>
      <text:p text:style-name="Text_20_body">Auch wenn im Laufe der Zeit viele weitere Verschlüsselungen entworfen und dann auch wieder geknackt wurden, stellt die Enigma wohl das beste Beispiel dafür dar, welche Folgen eine sichere und später geknackte Methode haben kann. Die Enigma hebt sich dahingehend von bisherigen Verschlüsselungsmethoden ab, da es sich hierbei um eine Maschine und nicht um manuelle Arbeit handelt. Das Patent für die „erste“ Enigma wurde im Jahr 1918 von Arthur Scherbius angemeldet. Dieser bat noch in diesem Jahr die Enigma der deutschen Marine zum Kauf an, jedoch lehnt diese ab, da sie keine Notwendigkeit sahen, auf maschinelle Kryptographie zurückzugreifen. Daraufhin verkaufte Scherbius die Maschine auf dem zivilen Markt, wodurch sie schließlich im Jahr 1926 doch noch auf das Interesse des Militärs stieß. Nach zunächst testweiser Verwendung kam es dann zur standartmäßigen Verwendung. Die Massenproduktion begann ab 1929 und sollte besonders durch die folgende Aufrüstung der Wehrmacht noch weiter gesteigert werden. Man schätzt, dass ca. 100.000 Enigmas hergestellt wurden. Im Laufe der Jahre wurde die Enigma immer weiter verbessert und mit weiteren Variationsmöglichkeiten ausgestattet, sodass es den ausländischen Geheimdiensten nur zeitweise möglich war, abgehörte Funksprüche der Deutschen zu verstehen. Kurz vor Kriegsbeginn 1939 verbesserten die Deutschen die Enigma erneut, sodass alle bisher noch möglichen Angriffe wirkungslos wurden. Da die gesamte deutsche Kommunikation über Funk lief, konnten zwar alle Meldungen mitgeschnitten werden, jedoch war es nicht mehr möglich diese auch zu verstehen. Erst zwei Jahre und sehr viel investierte Arbeit seitens des britischen Militärs später gelang es erneut die Verschlüsselung zu brechen. Zwar konnte man nicht sofort aktiv auf jede abgefangene und entschlüsselte Mitteilung reagieren, da die Deutschen dann gemerkt hätten, dass ihre Kommunikation nicht mehr geheim war, jedoch war nun ein taktisch viel effizienteres Vorgehen möglich. Es wird geschätzt, dass ohne die Entschlüsselung der Enigma der Zweite Weltkrieg etwa 2 Jahre länger gedauert und entsprechend viele Menschenleben mehr gekostet hätte.</text:p>
      <text:p text:style-name="P3"/>
      <text:p text:style-name="P3"/>
      <text:p text:style-name="P1">Wie funktioniert die Enigma?</text:p>
      <text:p text:style-name="Text_20_body">Die Enigma besteht aus einer Tastatur, zum Eingeben des Textes, einer Verschlüsselungseinheit und einem Lampenfeld für die Ausgabe des Verschlüsseltem. Die Verschlüsselungseinheit besteht grundlegend aus drei einzelnen Elementen.<text:line-break/>Der wohl wichtigste Teil sind die sogenannten Walzen. Diese sind ineinander verdrahtet und drehbar gelagert. Läuft jetzt ein Signal in die erste Walze hinein, so wird es durch die Verdrahtung an einer anderen Stelle an die zweite Walze weiter gegeben. Nach jedem durchlaufenen Signal dreht sich die erste Walze ein Stück weiter. Hat sie sich einmal komplett um sich selbst gedreht, so dreht sich dann die zweite Walze ein Stück. Die Funktionsweise des Weiterdrehens kann man sich also so vorstellen wie den Kilometerzähler im Auto. Durch dieses sich gegeneinander Verdrehen wird dafür gesorgt, dass ein Buchstabe immer mit einem anderen verschlüsselt wird.<text:line-break/>Der zweiter Teil ist der sogenannte Reflektor oder auch die Umkehrwalze. Dieser befindet sich hinter den Walzen und „reflektiert“ das Signal, sodass es auf dem Rückweg noch einmal alle Walzen durchläuft. <text:line-break/>Bei dem dritten Teil handelt es sich um ein Steckbrett, welches sich direkt hinter der Tastatur befindet. Hier kann man die Eingabe mit den Walzen auf unterschiedliche Weisen verbinden. Alle „Versionen“ der Enigma verfügen über diese drei Elemente, auch wenn die Anzahl der Steckerverbindungen oder Walzen variiert wurde. Die Sicherheit der Enigma kommt daher, dass es extrem viele mögliche Einstellungen, auch als Schlüsselraum bezeichnet, gibt. Angenommen eine <text:soft-page-break/>Enigma hat 3 Walzen und 6 Steckverbindungen beim Steckbrett, so ergibt sich die Gesamtzahl an möglichen Einstellungen aus:</text:p>
      <text:p text:style-name="Text_20_body">-den Walzenstellungen. Jede der drei Walze hat 26 mögliche Stellungen. </text:p>
      <text:p text:style-name="Text_20_body">-&gt;26*26*26 = 17576 Möglichkeiten</text:p>
      <text:p text:style-name="Text_20_body">-den Walzenanlagen. Man kann die Walzen untereinander Vertauschen mögliche Reihenfolgen sind also: 123,132,213,231,312,321. </text:p>
      <text:p text:style-name="Text_20_body">-&gt;6 Möglichkeiten </text:p>
      <text:p text:style-name="Text_20_body">-dem Steckbrett. Wenn man sechs von 26 Buchstabenverbindungen vertauschen kann ergibt sich die Anzahl von 100391791500 möglichen Variationen.</text:p>
      <text:p text:style-name="Text_20_body">Alle drei Komponenten ermöglichen also 17576*6*100391791500 Einstellungsmöglichkeiten. </text:p>
      <text:p text:style-name="Text_20_body">Das sind gerundet 10 Billiarden mögliche Variationen. Da die Deutschen alle 24h die Einstellungen änderten, ist die Leistung der polnischen und britischen Kryptoanalytiker, dieses Problem zu lösen umso beachtlicher.</text:p>
      <text:p text:style-name="P1">Die unknackbare Verschlüsselung- Das One-Time-Pad</text:p>
      <text:p text:style-name="Text_20_body">Bei diesem Verfahren handelt es sich, wie bei der Vigenère-Chiffre um eine polyalphabetische Substitution. Dieses Verfahren wurde um 1920 sowohl von amerikanischen als auch deutschen Krypotologen vorgestellt. Es funktioniert nach dem gleichen Prinzip wie die Vigenére Verschlüsselung, nur dass nicht ein kurzes Passwort immer wieder verwendet wird, sondern dass das Passwort genauso lang sein muss wie der Text. Des Weiteren muss der Schlüssel aus komplett zufälligen Zeichenfolgen bestehen, d.h. er darf in sich keine Regelmäßigkeiten aufweisen. Eine letzte, aber auch essentielle Bedingung für die Sicherheit ist, dass jeder Schlüssel nur einmal verwendet wird.<text:line-break/>Sind alle drei Bedingungen erfüllt, so ist diese Art der Verschlüsselung, wie Claude Shannon in den 1940 Jahren mathematisch bewiesen hat, unknackbar. Es stellt sich nun also die Frage, warum man überhaupt nach anderen Methoden sucht und andere Verfahren nutzt, wenn es doch schon etwas Sicheres gibt. Die Antwort auf diese Frage liegt schlichtweg in dem Aufwand, den das One-Time-Pad erfordert. <text:line-break/>Die erste Problematik besteht im Generieren eines zufälligen Schlüssels. Zwar ist es mit Hilfe von Programmen möglich Schlüssel hierfür zu erzeugen, jedoch sind diese nur pseudozufällig<text:span text:style-name="T5">2</text:span>, d.h. dass man ein Muster darin erkennen kann, insofern der Schlüssel nur lang genug ist. Es müsste somit für die Schlüsselgenerierung auf einen so genannten physikalischen Zufallsgenerator<text:span text:style-name="T5">3</text:span> zurückgegriffen werden, was jedoch einen großen zeitlichen Aufwand bedeuten würde. Das nächste Problem ist die Schlüsselübermittelung. Angenommen man hat es geschafft einen geeigneten Schlüssel zu erstellen, so muss meine Kontaktperson ebenfalls über ihn verfügen. Da ein digitales Versenden immer Risiken mit sich bringt, wäre also eine manuelle Weitergabe von Nöten. Dies wäre nicht weiter problematisch, wenn nicht jeder Schlüssel nur einmal verwendet werden dürfte. Ein drittes ebenfalls schwerwiegendes Problem ist die Begebenheit, dass der Schlüssel gleich lang sein muss wie die zu verschlüsselnden Daten. Würde man jetzt z.B. eine volle Festplatte verschlüsseln wollen, so würde man eine weitere Festplatte benötigen, nur um meinen Schlüssel überhaupt speichern zu können. Dies sind die Gründe, warum das OTP kaum Anwendung im zivilen Bereich findet. Ein prominentes Beispiel für die Verwendung des OTP ist das so genannte „rote Telefon“, also die Verbindung des Weißen Hauses mit dem Kreml.</text:p>
      <text:p text:style-name="P1">UTF-8</text:p>
      <text:p text:style-name="Text_20_body">Da im Zeitalter der Computer nicht mehr manuell verschlüsselt wird und Computer einzig mit binären Zahlen arbeiten können, müssten unsere Texteingaben zunächst umgewandelt werden. Für diese Umwandlung wird in der Praxis meistens UTF-8 verwendet. UTF-8 liegt die Überlegung zugrunde, dass man jedem Zeichen und einigen Operationen eine Zahl zuweist (vgl. Tabelle). Das „UTF-8 Alphabet“ verfügt über mehrere tausend Zeichen und deckt damit unter anderem das <text:soft-page-break/>lateinische, arabische und kyrillische Alphabet ab und verfügt des Weiteren über eine große Zahl an Sonderzeichen.</text:p>
      <text:p text:style-name="Text_20_body">Wenn man z.B. das Wort „hallo“ in Zahlen umwandeln möchte erhält man: 104, 97,108,108,111. Da der Computer jedoch mit Bits, also dem Dualsystem arbeitet müsste man diese Zahlen noch umrechnen und erhält: </text:p>
      <text:p text:style-name="Text_20_body">[110100]<text:span text:style-name="T7">2,</text:span> [1100001]<text:span text:style-name="T7">2</text:span>, [1101100]<text:span text:style-name="T7">2</text:span>, [1101100]<text:span text:style-name="T7">2</text:span>, [1101111]<text:span text:style-name="T7">2 </text:span></text:p>
      <text:p text:style-name="P1">Abgrenzung zwischen Kryptographie und Steganographie:</text:p>
      <text:p text:style-name="Text_20_body">Zwar haben beide Disziplinen die Absicht Informationen sicher zu übermitteln, jedoch gibt es eine klare Abgrenzung zwischen ihnen. Während die Kryptographie darauf basiert, dass man die Informationen durch Vertauschen, Verrechnen und Substituieren unverständlich macht, handelt es sich bei der Steganographie um das versteckte Übermitteln von Information. Häufige Anwendung fand z.B. die Verwendung eines doppelten Bodens oder das Verwenden von „unsichtbarer Tinte“. Auch im technischen Zeitalter findet die Steganographie weiter ihre Anwendung. So ist es z.B. möglich „hinter“ Bildern oder anderen Dateien anderen Informationen einzubinden, welche für Außenstehende zunächst unsichtbar sind. Maximale Sicherheit für seine Informationen erhält man natürlich durch die Kombination von Krypto- und Steganographie.</text:p>
      <text:p text:style-name="Text_20_body"/>
      <text:p text:style-name="Text_20_body"/>
      <text:p text:style-name="P1">Symmetrische und asymmetrische Verschlüsselung:</text:p>
      <text:p text:style-name="Text_20_body">Grundlegend wird zwischen zwei „Verschlüsselungstypen“ unterschieden: Der symmetrischen und der asymmetrischen Verschlüsselung. Die beiden Varianten unterscheiden sich in der Art, wie die Nachrichten und jeweiligen Schlüssel übermittelt werden.<text:line-break/>Bei der symmetrischen Verschlüsselung wird der Text mit einem Schlüssel verschlüsselt und dann müssen sowohl der verschlüsselte Text, als auch der Schlüssel selber übertragen werden. Der Empfänger erhält beides und kann die Verschlüsselung somit rückgängig machen und den Inhalt lesen. Hierbei birgt sich jedoch in der Schlüsselübermittlung eine Gefahr. Findet diese ebenfalls über einen unverschlüsselten Kanal statt, so besteht die Möglichkeit das er mitgeschnitten wird und somit der verschlüsselte Text gelesen werden kann. <text:line-break/>Damit der Schlüssel nicht mitgeschnitten werden kann, wurde die asymetrische Verschlüsselung entwickelt. Unter diesem Verfahren kann man sich folgendes bildlich vorstellen:<text:line-break/>Bob möchte Alice eine Nachricht schicken. Alice möchte auf keinem Fall, dass diese Nachricht von jemand anderem gelesen werden kann. Deshalb fertigt sie einige offene Schlösser (public key) an, die alle nur mit einem Schlüssel (private key) geöffnet werden können. Diese Schlösser macht sie öffentlich zugänglich. Bob hat jetzt die Möglichkeit seine Nachricht verschlüsselt an Alice zu verschicken, indem er die Nachricht in eine Box legt und diese mit dem Schloss verschließt (Verschlüsselung). Nun kann niemand mehr diese Nachricht lesen, solange er den passenden Schlüssel zur Box nicht besitzt. Nur Alice kann dieses Schloss öffnen, da nur sie den passenden Schlüssel zu den Schlössern besitzt (Entschlüsselung).</text:p>
      <text:p text:style-name="P1"/>
      <text:p text:style-name="P1">Aktualität</text:p>
      <text:p text:style-name="Text_20_body">Im Zeitalter des Internets, der digitalen Kommunikation und der immer weiter greifenden Verknüpfungen der Technik, gewinnt die Kryptographie eine ganz neue Bedeutung. Wie man am Beispiel der Enigma gesehen hat, spielte die Verschlüsselung schon in der Geschichte ein bedeutende Rolle, doch wird heutzutage nicht nur ab und an über Funk kommuniziert, sondern alles läuft digital ab. Beginnend bei Telefonaten, über Kommunikation via Internet, bis hin zur Kreditkartenabrechnung findet alles rein digitalisiert statt. Wie also kann man dafür sorgen, dass die Telefonate privat, das Suchverhalten anonym und die Bankverbindung sicher bleiben? Diese Frage ist mit nur einem Wort zu beantworten: Kryptographie.<text:line-break/><text:soft-page-break/>Es werden jegliche Verbindungen verschlüsselt und somit vor dem Zugriff von Außenstehenden geschützt – theoretisch zumindest. In der Praxis jedoch gibt es, wie schon seit jeher, das Bestreben Verschlüsslungen zu brechen, sei es aus Neugier, finanziellen oder kriminellen Gründen. Im Anbetracht der momentanen Entwicklung, dass sich das gesamte gesellschaftliche Leben immer weiter ins Digitale verschiebt, bekommt eine sichere Verschlüsselung eine zunehmend größere Bedeutung. Sollen auch weiterhin Privatsphäre freie Meinungsäußerungen möglich sein, ist es zwingend notwendig, dass uns die Bedeutung der Kryptographie bewusst ist. Das beste Beispiel dafür, wie sehr Staaten mithilfe ihrer Geheimdienste ebendiese grundlegenden Rechte verletzt, ist die NSA-Affäre. Doch anstatt aus den Veröffentlichungen zu lernen, geht vom Großteil der Bevölkerung gerade einmal milde Empörung aus. Auch die von der Politik dann hastig in der „digitalen Agenda“ angekündigten Verbesserungen auf diesem Gebiet, wurden nicht nur nicht umgesetzt, sondern auch kurz darauf zurückgenommen. So besteht zur Zeit die Überlegung in der europäischen, aber auch in der deutschen Politik, Verschlüsselung ganz oder zumindest teilweise zu verbieten, um die „Sicherheit“ der Bürger gewährleisten zu können.</text:p>
      <text:p text:style-name="Text_20_body">Somit ist es hinsichtlich der gesellschaftlich strukturellen Veränderungen und der politischen Lage umso bedeutender die Thematik sowohl theoretisch, als auch praktisch ins Bild der Öffentlichkeit zu rücken.</text:p>
      <text:p text:style-name="Text_20_body"/>
      <text:p text:style-name="Text_20_body">anhang</text:p>
      <text:p text:style-name="Text_20_body">bild für enigma. und für Innenleben!!!</text:p>
      <text:p text:style-name="Text_20_body">physikalsicher zufallsgenerator</text:p>
      <text:p text:style-name="Text_20_body">asciitables</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6">Platz</text:p>
            </table:table-cell>
            <table:table-cell table:style-name="Tabelle5.A1" office:value-type="string">
              <text:p text:style-name="P6">Buchstabe</text:p>
            </table:table-cell>
            <table:table-cell table:style-name="Tabelle5.A1" office:value-type="string">
              <text:p text:style-name="P6">Relative Häufigkeit</text:p>
            </table:table-cell>
          </table:table-row>
        </table:table-header-rows>
        <table:table-row>
          <table:table-cell table:style-name="Tabelle5.A2" office:value-type="string">
            <text:p text:style-name="P7">1.</text:p>
          </table:table-cell>
          <table:table-cell table:style-name="Tabelle5.A2" office:value-type="string">
            <text:p text:style-name="P8"><text:a xlink:type="simple" xlink:href="http://de.wikipedia.org/wiki/E" text:style-name="Internet_20_link"><text:span text:style-name="T4">E</text:span></text:a></text:p>
          </table:table-cell>
          <table:table-cell table:style-name="Tabelle5.C2" office:value-type="percentage" office:value="0.174">
            <text:p text:style-name="P7">17,40%</text:p>
          </table:table-cell>
        </table:table-row>
        <table:table-row>
          <table:table-cell table:style-name="Tabelle5.A2" office:value-type="string">
            <text:p text:style-name="P7">2.</text:p>
          </table:table-cell>
          <table:table-cell table:style-name="Tabelle5.A2" office:value-type="string">
            <text:p text:style-name="P8"><text:a xlink:type="simple" xlink:href="http://de.wikipedia.org/wiki/N" text:style-name="Internet_20_link"><text:span text:style-name="T4">N</text:span></text:a></text:p>
          </table:table-cell>
          <table:table-cell table:style-name="Tabelle5.C2" office:value-type="percentage" office:value="0.0978">
            <text:p text:style-name="P7">9,78%</text:p>
          </table:table-cell>
        </table:table-row>
        <table:table-row>
          <table:table-cell table:style-name="Tabelle5.A2" office:value-type="string">
            <text:p text:style-name="P7">3.</text:p>
          </table:table-cell>
          <table:table-cell table:style-name="Tabelle5.A2" office:value-type="string">
            <text:p text:style-name="P8"><text:a xlink:type="simple" xlink:href="http://de.wikipedia.org/wiki/I" text:style-name="Internet_20_link"><text:span text:style-name="T4">I</text:span></text:a></text:p>
          </table:table-cell>
          <table:table-cell table:style-name="Tabelle5.C2" office:value-type="percentage" office:value="0.0755">
            <text:p text:style-name="P7">7,55%</text:p>
          </table:table-cell>
        </table:table-row>
        <table:table-row>
          <table:table-cell table:style-name="Tabelle5.A2" office:value-type="string">
            <text:p text:style-name="P7">4.</text:p>
          </table:table-cell>
          <table:table-cell table:style-name="Tabelle5.A2" office:value-type="string">
            <text:p text:style-name="P8"><text:a xlink:type="simple" xlink:href="http://de.wikipedia.org/wiki/S" text:style-name="Internet_20_link"><text:span text:style-name="T4">S</text:span></text:a></text:p>
          </table:table-cell>
          <table:table-cell table:style-name="Tabelle5.C2" office:value-type="percentage" office:value="0.0727">
            <text:p text:style-name="P7">7,27%</text:p>
          </table:table-cell>
        </table:table-row>
        <table:table-row>
          <table:table-cell table:style-name="Tabelle5.A2" office:value-type="string">
            <text:p text:style-name="P7">5.</text:p>
          </table:table-cell>
          <table:table-cell table:style-name="Tabelle5.A2" office:value-type="string">
            <text:p text:style-name="P8"><text:a xlink:type="simple" xlink:href="http://de.wikipedia.org/wiki/R" text:style-name="Internet_20_link"><text:span text:style-name="T4">R</text:span></text:a></text:p>
          </table:table-cell>
          <table:table-cell table:style-name="Tabelle5.C2" office:value-type="percentage" office:value="0.07">
            <text:p text:style-name="P7">7,00%</text:p>
          </table:table-cell>
        </table:table-row>
        <table:table-row>
          <table:table-cell table:style-name="Tabelle5.A2" office:value-type="string">
            <text:p text:style-name="P7">6.</text:p>
          </table:table-cell>
          <table:table-cell table:style-name="Tabelle5.A2" office:value-type="string">
            <text:p text:style-name="P8"><text:a xlink:type="simple" xlink:href="http://de.wikipedia.org/wiki/A" text:style-name="Internet_20_link"><text:span text:style-name="T4">A</text:span></text:a></text:p>
          </table:table-cell>
          <table:table-cell table:style-name="Tabelle5.C2" office:value-type="percentage" office:value="0.0651">
            <text:p text:style-name="P7">6,51%</text:p>
          </table:table-cell>
        </table:table-row>
        <table:table-row>
          <table:table-cell table:style-name="Tabelle5.A2" office:value-type="string">
            <text:p text:style-name="P7">7.</text:p>
          </table:table-cell>
          <table:table-cell table:style-name="Tabelle5.A2" office:value-type="string">
            <text:p text:style-name="P8"><text:a xlink:type="simple" xlink:href="http://de.wikipedia.org/wiki/T" text:style-name="Internet_20_link"><text:span text:style-name="T4">T</text:span></text:a></text:p>
          </table:table-cell>
          <table:table-cell table:style-name="Tabelle5.C2" office:value-type="percentage" office:value="0.0615">
            <text:p text:style-name="P7">6,15%</text:p>
          </table:table-cell>
        </table:table-row>
        <table:table-row>
          <table:table-cell table:style-name="Tabelle5.A2" office:value-type="string">
            <text:p text:style-name="P7">8.</text:p>
          </table:table-cell>
          <table:table-cell table:style-name="Tabelle5.A2" office:value-type="string">
            <text:p text:style-name="P8"><text:a xlink:type="simple" xlink:href="http://de.wikipedia.org/wiki/D" text:style-name="Internet_20_link"><text:span text:style-name="T4">D</text:span></text:a></text:p>
          </table:table-cell>
          <table:table-cell table:style-name="Tabelle5.C2" office:value-type="percentage" office:value="0.0508">
            <text:p text:style-name="P7">5,08%</text:p>
          </table:table-cell>
        </table:table-row>
        <table:table-row>
          <table:table-cell table:style-name="Tabelle5.A2" office:value-type="string">
            <text:p text:style-name="P7">9.</text:p>
          </table:table-cell>
          <table:table-cell table:style-name="Tabelle5.A2" office:value-type="string">
            <text:p text:style-name="P8"><text:a xlink:type="simple" xlink:href="http://de.wikipedia.org/wiki/H" text:style-name="Internet_20_link"><text:span text:style-name="T4">H</text:span></text:a></text:p>
          </table:table-cell>
          <table:table-cell table:style-name="Tabelle5.C2" office:value-type="percentage" office:value="0.0476">
            <text:p text:style-name="P7">4,76%</text:p>
          </table:table-cell>
        </table:table-row>
        <table:table-row>
          <table:table-cell table:style-name="Tabelle5.A2" office:value-type="string">
            <text:p text:style-name="P7">10.</text:p>
          </table:table-cell>
          <table:table-cell table:style-name="Tabelle5.A2" office:value-type="string">
            <text:p text:style-name="P8"><text:a xlink:type="simple" xlink:href="http://de.wikipedia.org/wiki/U" text:style-name="Internet_20_link"><text:span text:style-name="T4">U</text:span></text:a></text:p>
          </table:table-cell>
          <table:table-cell table:style-name="Tabelle5.C2" office:value-type="percentage" office:value="0.0435">
            <text:p text:style-name="P7">4,35%</text:p>
          </table:table-cell>
        </table:table-row>
        <table:table-row>
          <table:table-cell table:style-name="Tabelle5.A2" office:value-type="string">
            <text:p text:style-name="P7">11.</text:p>
          </table:table-cell>
          <table:table-cell table:style-name="Tabelle5.A2" office:value-type="string">
            <text:p text:style-name="P8"><text:a xlink:type="simple" xlink:href="http://de.wikipedia.org/wiki/L" text:style-name="Internet_20_link"><text:span text:style-name="T4">L</text:span></text:a></text:p>
          </table:table-cell>
          <table:table-cell table:style-name="Tabelle5.C2" office:value-type="percentage" office:value="0.0344">
            <text:p text:style-name="P7">3,44%</text:p>
          </table:table-cell>
        </table:table-row>
        <table:table-row>
          <table:table-cell table:style-name="Tabelle5.A2" office:value-type="string">
            <text:p text:style-name="P7">12.</text:p>
          </table:table-cell>
          <table:table-cell table:style-name="Tabelle5.A2" office:value-type="string">
            <text:p text:style-name="P8"><text:a xlink:type="simple" xlink:href="http://de.wikipedia.org/wiki/C" text:style-name="Internet_20_link"><text:span text:style-name="T4">C</text:span></text:a></text:p>
          </table:table-cell>
          <table:table-cell table:style-name="Tabelle5.C2" office:value-type="percentage" office:value="0.0306">
            <text:p text:style-name="P7">3,06%</text:p>
          </table:table-cell>
        </table:table-row>
        <table:table-row>
          <table:table-cell table:style-name="Tabelle5.A2" office:value-type="string">
            <text:p text:style-name="P7">13.</text:p>
          </table:table-cell>
          <table:table-cell table:style-name="Tabelle5.A2" office:value-type="string">
            <text:p text:style-name="P8"><text:a xlink:type="simple" xlink:href="http://de.wikipedia.org/wiki/G" text:style-name="Internet_20_link"><text:span text:style-name="T4">G</text:span></text:a></text:p>
          </table:table-cell>
          <table:table-cell table:style-name="Tabelle5.C2" office:value-type="percentage" office:value="0.0301">
            <text:p text:style-name="P7">3,01%</text:p>
          </table:table-cell>
        </table:table-row>
        <table:table-row>
          <table:table-cell table:style-name="Tabelle5.A2" office:value-type="string">
            <text:p text:style-name="P7">14.</text:p>
          </table:table-cell>
          <table:table-cell table:style-name="Tabelle5.A2" office:value-type="string">
            <text:p text:style-name="P8"><text:a xlink:type="simple" xlink:href="http://de.wikipedia.org/wiki/M" text:style-name="Internet_20_link"><text:span text:style-name="T4">M</text:span></text:a></text:p>
          </table:table-cell>
          <table:table-cell table:style-name="Tabelle5.C2" office:value-type="percentage" office:value="0.0253">
            <text:p text:style-name="P7">2,53%</text:p>
          </table:table-cell>
        </table:table-row>
        <table:table-row>
          <table:table-cell table:style-name="Tabelle5.A2" office:value-type="string">
            <text:p text:style-name="P7">15.</text:p>
          </table:table-cell>
          <table:table-cell table:style-name="Tabelle5.A2" office:value-type="string">
            <text:p text:style-name="P8"><text:a xlink:type="simple" xlink:href="http://de.wikipedia.org/wiki/O" text:style-name="Internet_20_link"><text:span text:style-name="T4">O</text:span></text:a></text:p>
          </table:table-cell>
          <table:table-cell table:style-name="Tabelle5.C2" office:value-type="percentage" office:value="0.0251">
            <text:p text:style-name="P7">2,51%</text:p>
          </table:table-cell>
        </table:table-row>
        <table:table-row>
          <table:table-cell table:style-name="Tabelle5.A2" office:value-type="string">
            <text:p text:style-name="P7">16.</text:p>
          </table:table-cell>
          <table:table-cell table:style-name="Tabelle5.A2" office:value-type="string">
            <text:p text:style-name="P8"><text:a xlink:type="simple" xlink:href="http://de.wikipedia.org/wiki/B" text:style-name="Internet_20_link"><text:span text:style-name="T4">B</text:span></text:a></text:p>
          </table:table-cell>
          <table:table-cell table:style-name="Tabelle5.C2" office:value-type="percentage" office:value="0.0189">
            <text:p text:style-name="P7">1,89%</text:p>
          </table:table-cell>
        </table:table-row>
        <table:table-row>
          <table:table-cell table:style-name="Tabelle5.A2" office:value-type="string">
            <text:p text:style-name="P7">17.</text:p>
          </table:table-cell>
          <table:table-cell table:style-name="Tabelle5.A2" office:value-type="string">
            <text:p text:style-name="P8"><text:a xlink:type="simple" xlink:href="http://de.wikipedia.org/wiki/W" text:style-name="Internet_20_link"><text:span text:style-name="T4">W</text:span></text:a></text:p>
          </table:table-cell>
          <table:table-cell table:style-name="Tabelle5.C2" office:value-type="percentage" office:value="0.0189">
            <text:p text:style-name="P7">1,89%</text:p>
          </table:table-cell>
        </table:table-row>
        <table:table-row>
          <table:table-cell table:style-name="Tabelle5.A2" office:value-type="string">
            <text:p text:style-name="P7">18.</text:p>
          </table:table-cell>
          <table:table-cell table:style-name="Tabelle5.A2" office:value-type="string">
            <text:p text:style-name="P8"><text:a xlink:type="simple" xlink:href="http://de.wikipedia.org/wiki/F" text:style-name="Internet_20_link"><text:span text:style-name="T4">F</text:span></text:a></text:p>
          </table:table-cell>
          <table:table-cell table:style-name="Tabelle5.C2" office:value-type="percentage" office:value="0.0166">
            <text:p text:style-name="P7">1,66%</text:p>
          </table:table-cell>
        </table:table-row>
        <table:table-row>
          <table:table-cell table:style-name="Tabelle5.A2" office:value-type="string">
            <text:p text:style-name="P7">19.</text:p>
          </table:table-cell>
          <table:table-cell table:style-name="Tabelle5.A2" office:value-type="string">
            <text:p text:style-name="P8"><text:a xlink:type="simple" xlink:href="http://de.wikipedia.org/wiki/K" text:style-name="Internet_20_link"><text:span text:style-name="T4">K</text:span></text:a></text:p>
          </table:table-cell>
          <table:table-cell table:style-name="Tabelle5.C2" office:value-type="percentage" office:value="0.0121">
            <text:p text:style-name="P7">1,21%</text:p>
          </table:table-cell>
        </table:table-row>
        <table:table-row>
          <table:table-cell table:style-name="Tabelle5.A2" office:value-type="string">
            <text:p text:style-name="P7">20.</text:p>
          </table:table-cell>
          <table:table-cell table:style-name="Tabelle5.A2" office:value-type="string">
            <text:p text:style-name="P8"><text:a xlink:type="simple" xlink:href="http://de.wikipedia.org/wiki/Z" text:style-name="Internet_20_link"><text:span text:style-name="T4">Z</text:span></text:a></text:p>
          </table:table-cell>
          <table:table-cell table:style-name="Tabelle5.C2" office:value-type="percentage" office:value="0.0113">
            <text:p text:style-name="P7">1,13%</text:p>
          </table:table-cell>
        </table:table-row>
        <table:table-row>
          <table:table-cell table:style-name="Tabelle5.A2" office:value-type="string">
            <text:p text:style-name="P7">21.</text:p>
          </table:table-cell>
          <table:table-cell table:style-name="Tabelle5.A2" office:value-type="string">
            <text:p text:style-name="P8"><text:a xlink:type="simple" xlink:href="http://de.wikipedia.org/wiki/P" text:style-name="Internet_20_link"><text:span text:style-name="T4">P</text:span></text:a></text:p>
          </table:table-cell>
          <table:table-cell table:style-name="Tabelle5.C2" office:value-type="percentage" office:value="0.0079">
            <text:p text:style-name="P7">0,79%</text:p>
          </table:table-cell>
        </table:table-row>
        <table:table-row>
          <table:table-cell table:style-name="Tabelle5.A2" office:value-type="string">
            <text:p text:style-name="P7">22.</text:p>
          </table:table-cell>
          <table:table-cell table:style-name="Tabelle5.A2" office:value-type="string">
            <text:p text:style-name="P8"><text:a xlink:type="simple" xlink:href="http://de.wikipedia.org/wiki/V" text:style-name="Internet_20_link"><text:span text:style-name="T4">V</text:span></text:a></text:p>
          </table:table-cell>
          <table:table-cell table:style-name="Tabelle5.C2" office:value-type="percentage" office:value="0.0067">
            <text:p text:style-name="P7">0,67%</text:p>
          </table:table-cell>
        </table:table-row>
        <table:table-row>
          <table:table-cell table:style-name="Tabelle5.A2" office:value-type="string">
            <text:p text:style-name="P7">23.</text:p>
          </table:table-cell>
          <table:table-cell table:style-name="Tabelle5.A2" office:value-type="string">
            <text:p text:style-name="P8"><text:a xlink:type="simple" xlink:href="http://de.wikipedia.org/wiki/ß" text:style-name="Internet_20_link"><text:span text:style-name="T4">ß</text:span></text:a></text:p>
          </table:table-cell>
          <table:table-cell table:style-name="Tabelle5.C2" office:value-type="percentage" office:value="0.0031">
            <text:p text:style-name="P7">0,31%</text:p>
          </table:table-cell>
        </table:table-row>
        <table:table-row>
          <table:table-cell table:style-name="Tabelle5.A2" office:value-type="string">
            <text:p text:style-name="P7">24.</text:p>
          </table:table-cell>
          <table:table-cell table:style-name="Tabelle5.A2" office:value-type="string">
            <text:p text:style-name="P8"><text:a xlink:type="simple" xlink:href="http://de.wikipedia.org/wiki/J" text:style-name="Internet_20_link"><text:span text:style-name="T4">J</text:span></text:a></text:p>
          </table:table-cell>
          <table:table-cell table:style-name="Tabelle5.C2" office:value-type="percentage" office:value="0.0027">
            <text:p text:style-name="P7">0,27%</text:p>
          </table:table-cell>
        </table:table-row>
        <table:table-row>
          <table:table-cell table:style-name="Tabelle5.A2" office:value-type="string">
            <text:p text:style-name="P7">25.</text:p>
          </table:table-cell>
          <table:table-cell table:style-name="Tabelle5.A2" office:value-type="string">
            <text:p text:style-name="P8"><text:a xlink:type="simple" xlink:href="http://de.wikipedia.org/wiki/Y" text:style-name="Internet_20_link"><text:span text:style-name="T4">Y</text:span></text:a></text:p>
          </table:table-cell>
          <table:table-cell table:style-name="Tabelle5.C2" office:value-type="percentage" office:value="0.0004">
            <text:p text:style-name="P7">0,04%</text:p>
          </table:table-cell>
        </table:table-row>
        <table:table-row>
          <table:table-cell table:style-name="Tabelle5.A2" office:value-type="string">
            <text:p text:style-name="P7">26.</text:p>
          </table:table-cell>
          <table:table-cell table:style-name="Tabelle5.A2" office:value-type="string">
            <text:p text:style-name="P8"><text:a xlink:type="simple" xlink:href="http://de.wikipedia.org/wiki/X" text:style-name="Internet_20_link"><text:span text:style-name="T4">X</text:span></text:a></text:p>
          </table:table-cell>
          <table:table-cell table:style-name="Tabelle5.C2" office:value-type="percentage" office:value="0.0003">
            <text:p text:style-name="P7">0,03%</text:p>
          </table:table-cell>
        </table:table-row>
        <text:soft-page-break/>
        <table:table-row>
          <table:table-cell table:style-name="Tabelle5.A2" office:value-type="string">
            <text:p text:style-name="P7">27.</text:p>
          </table:table-cell>
          <table:table-cell table:style-name="Tabelle5.A2" office:value-type="string">
            <text:p text:style-name="P8"><text:a xlink:type="simple" xlink:href="http://de.wikipedia.org/wiki/Q" text:style-name="Internet_20_link"><text:span text:style-name="T4">Q</text:span></text:a></text:p>
          </table:table-cell>
          <table:table-cell table:style-name="Tabelle5.C2" office:value-type="percentage" office:value="0.0002">
            <text:p text:style-name="P7">0,02%</text:p>
          </table:table-cell>
        </table:table-row>
      </table:table>
      <text:p text:style-name="Text_20_body"><text:line-break/>http://de.wikipedia.org/wiki/Buchstabenh%C3%A4ufigke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ans-serif"/>
    <style:font-face style:name="Courier New" svg:font-family="'Courier New'"/>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16M45S</meta:editing-duration>
    <meta:editing-cycles>12</meta:editing-cycles>
    <meta:generator>OpenOffice.org/3.3$Win32 OpenOffice.org_project/330m20$Build-9567</meta:generator>
    <dc:date>2015-05-07T19:07:27.69</dc:date>
    <meta:document-statistic meta:table-count="5" meta:image-count="0" meta:object-count="0" meta:page-count="7" meta:paragraph-count="292" meta:word-count="3602" meta:character-count="20604"/>
    <meta:user-defined meta:name="Info 1"/>
    <meta:user-defined meta:name="Info 2"/>
    <meta:user-defined meta:name="Info 3"/>
    <meta:user-defined meta:name="Info 4"/>
  </office:meta>
</office:document-meta>
</file>